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0.808cm"/>
    </style:style>
    <style:style style:name="Tabla3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3.2" style:family="table-row">
      <style:table-row-properties style:min-row-height="2.131cm"/>
    </style:style>
    <style:style style:name="Tabla3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style:min-row-height="0.347cm"/>
    </style:style>
    <style:style style:name="Tabla3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4" style:family="table-row">
      <style:table-row-properties style:min-row-height="0.473cm"/>
    </style:style>
    <style:style style:name="Tabla3.5" style:family="table-row">
      <style:table-row-properties style:min-row-height="0.305cm"/>
    </style:style>
    <style:style style:name="Tabla3.6" style:family="table-row">
      <style:table-row-properties style:min-row-height="5.209cm"/>
    </style:style>
    <style:style style:name="Tabla3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style:min-row-height="0.612cm"/>
    </style:style>
    <style:style style:name="Tabla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4.2" style:family="table-row">
      <style:table-row-properties style:min-row-height="2.131cm"/>
    </style:style>
    <style:style style:name="Tabla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4" style:family="table-row">
      <style:table-row-properties style:min-row-height="0.669cm"/>
    </style:style>
    <style:style style:name="Tabla4.5" style:family="table-row">
      <style:table-row-properties style:min-row-height="0.487cm"/>
    </style:style>
    <style:style style:name="Tabla4.6" style:family="table-row">
      <style:table-row-properties style:min-row-height="5.209cm"/>
    </style:style>
    <style:style style:name="Tabla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e9b27"/>
    </style:style>
    <style:style style:name="P2" style:family="paragraph" style:parent-style-name="Standard">
      <style:text-properties officeooo:paragraph-rsid="00203de1"/>
    </style:style>
    <style:style style:name="P3" style:family="paragraph" style:parent-style-name="Standard" style:list-style-name="L14">
      <style:text-properties fo:font-size="12pt" officeooo:rsid="00203de1" officeooo:paragraph-rsid="00203de1" style:font-size-asian="12pt" style:font-size-complex="12pt"/>
    </style:style>
    <style:style style:name="P4" style:family="paragraph" style:parent-style-name="Standard">
      <style:paragraph-properties fo:break-before="page"/>
      <style:text-properties officeooo:paragraph-rsid="001e9b27"/>
    </style:style>
    <style:style style:name="P5" style:family="paragraph" style:parent-style-name="Standard" style:list-style-name="L14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203de1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203de1"/>
    </style:style>
    <style:style style:name="P8" style:family="paragraph" style:parent-style-name="Table_20_Contents">
      <style:paragraph-properties fo:text-align="center" style:justify-single-word="false"/>
      <style:text-properties officeooo:rsid="001f882b" officeooo:paragraph-rsid="001f882b"/>
    </style:style>
    <style:style style:name="P9" style:family="paragraph" style:parent-style-name="Table_20_Contents">
      <style:paragraph-properties fo:text-align="center" style:justify-single-word="false"/>
      <style:text-properties officeooo:rsid="001f882b" officeooo:paragraph-rsid="00203de1"/>
    </style:style>
    <style:style style:name="P10" style:family="paragraph" style:parent-style-name="Table_20_Contents" style:list-style-name="L11">
      <style:paragraph-properties fo:text-align="start" style:justify-single-word="false"/>
      <style:text-properties officeooo:rsid="001f882b" officeooo:paragraph-rsid="001f882b"/>
    </style:style>
    <style:style style:name="P11" style:family="paragraph" style:parent-style-name="Table_20_Contents" style:list-style-name="L12">
      <style:paragraph-properties fo:text-align="start" style:justify-single-word="false"/>
      <style:text-properties officeooo:rsid="001f882b" officeooo:paragraph-rsid="001f882b"/>
    </style:style>
    <style:style style:name="P12" style:family="paragraph" style:parent-style-name="Table_20_Contents" style:list-style-name="L12">
      <style:paragraph-properties fo:text-align="start" style:justify-single-word="false"/>
      <style:text-properties officeooo:rsid="001f882b" officeooo:paragraph-rsid="00203de1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f882b" officeooo:paragraph-rsid="001f882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f882b" officeooo:paragraph-rsid="00203de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03de1" officeooo:paragraph-rsid="00203de1" style:font-weight-asian="bold" style:font-weight-complex="bold"/>
    </style:style>
    <style:style style:name="P16" style:family="paragraph" style:parent-style-name="Table_20_Contents">
      <style:text-properties fo:font-size="11pt" officeooo:rsid="001be94c" officeooo:paragraph-rsid="001be94c" style:font-size-asian="11pt" style:font-size-complex="11pt"/>
    </style:style>
    <style:style style:name="P17" style:family="paragraph" style:parent-style-name="Table_20_Contents" style:list-style-name="L1">
      <style:text-properties fo:font-size="11pt" officeooo:rsid="001be94c" officeooo:paragraph-rsid="001e9b27" style:font-size-asian="11pt" style:font-size-complex="11pt"/>
    </style:style>
    <style:style style:name="P18" style:family="paragraph" style:parent-style-name="Table_20_Contents" style:list-style-name="L3">
      <style:text-properties fo:font-size="11pt" officeooo:rsid="001be94c" officeooo:paragraph-rsid="001be94c" style:font-size-asian="11pt" style:font-size-complex="11pt"/>
    </style:style>
    <style:style style:name="P19" style:family="paragraph" style:parent-style-name="Table_20_Contents" style:list-style-name="L4">
      <style:text-properties fo:font-size="11pt" officeooo:rsid="001be94c" officeooo:paragraph-rsid="001be94c" style:font-size-asian="11pt" style:font-size-complex="11pt"/>
    </style:style>
    <style:style style:name="P20" style:family="paragraph" style:parent-style-name="Table_20_Contents" style:list-style-name="L5">
      <style:text-properties fo:font-size="11pt" officeooo:rsid="001be94c" officeooo:paragraph-rsid="001dde2f" style:font-size-asian="11pt" style:font-size-complex="11pt"/>
    </style:style>
    <style:style style:name="P21" style:family="paragraph" style:parent-style-name="Table_20_Contents">
      <style:text-properties fo:font-size="11pt" officeooo:rsid="001be94c" officeooo:paragraph-rsid="001e9b27" style:font-size-asian="11pt" style:font-size-complex="11pt"/>
    </style:style>
    <style:style style:name="P22" style:family="paragraph" style:parent-style-name="Table_20_Contents" style:list-style-name="L9">
      <style:text-properties fo:font-size="11pt" officeooo:rsid="001be94c" officeooo:paragraph-rsid="001e9b27" style:font-size-asian="11pt" style:font-size-complex="11pt"/>
    </style:style>
    <style:style style:name="P23" style:family="paragraph" style:parent-style-name="Table_20_Contents" style:list-style-name="L10">
      <style:text-properties fo:font-size="11pt" officeooo:rsid="001be94c" officeooo:paragraph-rsid="001e9b27" style:font-size-asian="11pt" style:font-size-complex="11pt"/>
    </style:style>
    <style:style style:name="P24" style:family="paragraph" style:parent-style-name="Table_20_Contents" style:list-style-name="L8">
      <style:text-properties fo:font-size="11pt" officeooo:rsid="001be94c" officeooo:paragraph-rsid="001e9b27" style:font-size-asian="11pt" style:font-size-complex="11pt"/>
    </style:style>
    <style:style style:name="P25" style:family="paragraph" style:parent-style-name="Table_20_Contents" style:list-style-name="L6">
      <style:text-properties fo:font-size="11pt" officeooo:paragraph-rsid="001be94c" style:font-size-asian="11pt" style:font-size-complex="11pt"/>
    </style:style>
    <style:style style:name="P26" style:family="paragraph" style:parent-style-name="Table_20_Contents" style:list-style-name="L5">
      <style:text-properties fo:font-size="11pt" officeooo:rsid="001dde2f" officeooo:paragraph-rsid="001dde2f" style:font-size-asian="11pt" style:font-size-complex="11pt"/>
    </style:style>
    <style:style style:name="P27" style:family="paragraph" style:parent-style-name="Table_20_Contents" style:list-style-name="L9">
      <style:text-properties fo:font-size="11pt" officeooo:rsid="001f8615" officeooo:paragraph-rsid="001f8615" style:font-size-asian="11pt" style:font-size-complex="11pt"/>
    </style:style>
    <style:style style:name="P28" style:family="paragraph" style:parent-style-name="Table_20_Contents" style:list-style-name="L10">
      <style:text-properties fo:font-size="11pt" officeooo:rsid="001f8615" officeooo:paragraph-rsid="001f8615" style:font-size-asian="11pt" style:font-size-complex="11pt"/>
    </style:style>
    <style:style style:name="P29" style:family="paragraph" style:parent-style-name="Table_20_Contents" style:list-style-name="L7">
      <style:text-properties fo:font-size="11pt" officeooo:paragraph-rsid="001e9b27" style:font-size-asian="11pt" style:font-size-complex="11pt"/>
    </style:style>
    <style:style style:name="P30" style:family="paragraph" style:parent-style-name="Table_20_Contents" style:list-style-name="L1">
      <style:text-properties fo:font-size="11pt" officeooo:rsid="001e9b27" officeooo:paragraph-rsid="001e9b27" style:font-size-asian="11pt" style:font-size-complex="11pt"/>
    </style:style>
    <style:style style:name="P31" style:family="paragraph" style:parent-style-name="Table_20_Contents">
      <style:text-properties fo:font-size="11pt" officeooo:rsid="001e9b27" officeooo:paragraph-rsid="001e9b27" style:font-size-asian="11pt" style:font-size-complex="11pt"/>
    </style:style>
    <style:style style:name="P32" style:family="paragraph" style:parent-style-name="Table_20_Contents">
      <style:text-properties fo:font-size="11pt" fo:font-weight="bold" officeooo:rsid="001be94c" officeooo:paragraph-rsid="001be94c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font-size="11pt" fo:font-weight="bold" officeooo:rsid="001be94c" officeooo:paragraph-rsid="001e9b27" style:font-size-asian="11pt" style:font-weight-asian="bold" style:font-size-complex="11pt" style:font-weight-complex="bold"/>
    </style:style>
    <style:style style:name="P34" style:family="paragraph" style:parent-style-name="Table_20_Contents" style:list-style-name="L1">
      <style:text-properties fo:font-size="11pt" fo:font-weight="normal" officeooo:rsid="001be94c" officeooo:paragraph-rsid="001be94c" style:font-size-asian="11pt" style:font-weight-asian="normal" style:font-size-complex="11pt" style:font-weight-complex="normal"/>
    </style:style>
    <style:style style:name="P35" style:family="paragraph" style:parent-style-name="Table_20_Contents" style:list-style-name="L11">
      <style:paragraph-properties fo:margin-top="0.6cm" fo:margin-bottom="0cm" style:contextual-spacing="false" fo:text-align="start" style:justify-single-word="false"/>
      <style:text-properties officeooo:rsid="001f882b" officeooo:paragraph-rsid="001f882b"/>
    </style:style>
    <style:style style:name="T1" style:family="text">
      <style:text-properties officeooo:rsid="001dde2f"/>
    </style:style>
    <style:style style:name="T2" style:family="text">
      <style:text-properties officeooo:rsid="001e9b27"/>
    </style:style>
    <style:style style:name="T3" style:family="text">
      <style:text-properties officeooo:rsid="001f8615"/>
    </style:style>
    <style:style style:name="T4" style:family="text">
      <style:text-properties officeooo:rsid="001f88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3d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6"><text:span text:style-name="T5">CASO DE USO:</text:span> CopiaDeSeguridad</text:p>
          </table:table-cell>
        </table:table-row>
        <table:table-row>
          <table:table-cell table:style-name="Tabla1.A2" office:value-type="string">
            <text:p text:style-name="P16"><text:span text:style-name="T5">ID</text:span>: X</text:p>
          </table:table-cell>
        </table:table-row>
        <table:table-row>
          <table:table-cell table:style-name="Tabla1.A2" office:value-type="string">
            <text:p text:style-name="P16"><text:span text:style-name="T5">DESCRIPCIÓN</text:span>:</text:p>
            <text:p text:style-name="P16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1.A2" office:value-type="string">
            <text:p text:style-name="P32">ACTORES PRINCIPALES</text:p>
            <text:p text:style-name="P16">Administrativo</text:p>
          </table:table-cell>
        </table:table-row>
        <table:table-row>
          <table:table-cell table:style-name="Tabla1.A2" office:value-type="string">
            <text:p text:style-name="P32">ACTORES SECUNDARIOS</text:p>
          </table:table-cell>
        </table:table-row>
        <table:table-row>
          <table:table-cell table:style-name="Tabla1.A2" office:value-type="string">
            <text:p text:style-name="P32">PRECONDICIÓN </text:p>
            <text:list xml:id="list6842011135328959284" text:style-name="L1">
              <text:list-header>
                <text:p text:style-name="P34"><text:span text:style-name="T1">1. </text:span>Tener contactos ya almacenados en el sistema</text:p>
              </text:list-header>
            </text:list>
          </table:table-cell>
        </table:table-row>
        <table:table-row>
          <table:table-cell table:style-name="Tabla1.A2" office:value-type="string">
            <text:p text:style-name="P32">FLUJO</text:p>
            <text:list xml:id="list1054181303900575063" text:style-name="L6">
              <text:list-header>
                <text:p text:style-name="P25"><text:span text:style-name="T1">1. El caso comienza cuando ya existen un número de entradas en la agenda</text:span></text:p>
              </text:list-header>
            </text:list>
            <text:list xml:id="list8155381160500434921" text:style-name="L3">
              <text:list-header>
                <text:p text:style-name="P18"><text:span text:style-name="T1">2. </text:span>El administrativo decide guardar una copia de seguridad y ejecuta la orden por consola de comandos</text:p>
                <text:p text:style-name="P18"><text:span text:style-name="T1">3. </text:span>El sistema pide una ruta y nombre de fichero para esta copia de seguridad</text:p>
                <text:p text:style-name="P18"><text:span text:style-name="T1">4. </text:span>El administrativo facilita al sistema dicho nombre para el fichero</text:p>
                <text:p text:style-name="P18"><text:span text:style-name="T1">5. </text:span>La copia de seguridad queda almacenada con éxito</text:p>
              </text:list-header>
            </text:list>
          </table:table-cell>
        </table:table-row>
        <table:table-row>
          <table:table-cell table:style-name="Tabla1.A2" office:value-type="string">
            <text:p text:style-name="P32">POSTCONDICIONES</text:p>
            <text:list xml:id="list4258345736537535376" text:style-name="L4">
              <text:list-header>
                <text:p text:style-name="P19"><text:span text:style-name="T1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1.A2" office:value-type="string">
            <text:p text:style-name="P16"><text:span text:style-name="T5">FLUJOS</text:span> <text:span text:style-name="T5">ALTERNATIVOS</text:span></text:p>
            <text:list xml:id="list5681559833970503732" text:style-name="L5">
              <text:list-header>
                <text:p text:style-name="P20"><text:span text:style-name="T1">1.</text:span>B. <text:span text:style-name="T1">La agenda aun está vacía y el sistema nos indica que no es necesario guardar copia</text:span></text:p>
                <text:p text:style-name="P20"><text:span text:style-name="T1">5.B. El usuario del S.O. no tiene permisos de escritura para la ruta especificada y no se puede guardar el fichero.</text:span></text:p>
                <text:list>
                  <text:list-header>
                    <text:p text:style-name="P26">5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p text:style-name="Standard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3">X</text:p>
          </table:table-cell>
          <table:table-cell table:style-name="Tabla3.B1" table:number-columns-spanned="2" office:value-type="string">
            <text:p text:style-name="P13">COPIA DE SEGURIDAD</text:p>
          </table:table-cell>
          <table:covered-table-cell/>
        </table:table-row>
        <table:table-row table:style-name="Tabla3.2">
          <table:table-cell table:style-name="Tabla3.A2" table:number-columns-spanned="3" office:value-type="string">
            <text:list xml:id="list3711371057527455786" text:style-name="L12">
              <text:list-item>
                <text:p text:style-name="P11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8"><text:span text:style-name="T5">Estimación</text:span>: X</text:p>
          </table:table-cell>
          <table:table-cell table:style-name="Tabla3.A2" table:number-columns-spanned="2" office:value-type="string">
            <text:p text:style-name="P6"/>
          </table:table-cell>
          <table:covered-table-cell/>
        </table:table-row>
        <table:table-row table:style-name="Tabla3.4">
          <table:table-cell table:style-name="Tabla3.A3" office:value-type="string">
            <text:p text:style-name="P8"><text:span text:style-name="T5">Prioridad</text:span>: XXX</text:p>
          </table:table-cell>
          <table:table-cell table:style-name="Tabla3.A3" office:value-type="string">
            <text:p text:style-name="P6"/>
          </table:table-cell>
          <table:table-cell table:style-name="Tabla3.A2" office:value-type="string">
            <text:p text:style-name="P8"><text:span text:style-name="T5">Dependiente de</text:span>: X</text:p>
          </table:table-cell>
        </table:table-row>
        <table:table-row table:style-name="Tabla3.5">
          <table:table-cell table:style-name="Tabla3.A2" table:number-columns-spanned="3" office:value-type="string">
            <text:p text:style-name="P13">PRUEBAS DE ACEPTACIÓN</text:p>
          </table:table-cell>
          <table:covered-table-cell/>
          <table:covered-table-cell/>
        </table:table-row>
        <table:table-row table:style-name="Tabla3.6">
          <table:table-cell table:style-name="Tabla3.A6" table:number-columns-spanned="3" office:value-type="string">
            <text:list xml:id="list2099192121626375536" text:style-name="L11">
              <text:list-item>
                <text:p text:style-name="P35">Intentar guardar copia de seguridad sin tener contactos almacenados y comprobar que el sistema indique error</text:p>
              </text:list-item>
              <text:list-item>
                <text:p text:style-name="P10">Intentar guardar la copia de seguridad en una ruta en la que el usuario no tiene permisos de escritura y que el sistema indique error</text:p>
              </text:list-item>
              <text:list-item>
                <text:p text:style-name="P10">Intentar guardar la copia de seguridad el directorio del usuario y comprobar que se ha generado satisfactoriamente el fichero copia de seguridad.</text:p>
              </text:list-item>
            </text:list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1"><text:span text:style-name="T5">CASO DE USO:</text:span> <text:span text:style-name="T2">ImprimirConFormato</text:span></text:p>
          </table:table-cell>
        </table:table-row>
        <table:table-row>
          <table:table-cell table:style-name="Tabla2.A2" office:value-type="string">
            <text:p text:style-name="P21"><text:span text:style-name="T5">ID</text:span>: X</text:p>
          </table:table-cell>
        </table:table-row>
        <table:table-row>
          <table:table-cell table:style-name="Tabla2.A2" office:value-type="string">
            <text:p text:style-name="P21"><text:span text:style-name="T5">DESCRIPCIÓN</text:span>:</text:p>
            <text:p text:style-name="P31">Imprimir la agenda de un modo amigable en <text:span text:style-name="T4">HTML</text:span></text:p>
          </table:table-cell>
        </table:table-row>
        <table:table-row>
          <table:table-cell table:style-name="Tabla2.A2" office:value-type="string">
            <text:p text:style-name="P21"><text:span text:style-name="T5">ACTORES</text:span> <text:span text:style-name="T5">PRINCIPALES</text:span></text:p>
            <text:p text:style-name="P21">Administrativo</text:p>
          </table:table-cell>
        </table:table-row>
        <table:table-row>
          <table:table-cell table:style-name="Tabla2.A2" office:value-type="string">
            <text:p text:style-name="P21"><text:span text:style-name="T5">ACTORES</text:span> <text:span text:style-name="T5">SECUNDARIOS</text:span></text:p>
          </table:table-cell>
        </table:table-row>
        <table:table-row>
          <table:table-cell table:style-name="Tabla2.A2" office:value-type="string">
            <text:p text:style-name="P33">PRECONDICIÓN</text:p>
            <text:list xml:id="list101123527140899" text:continue-list="list6842011135328959284" text:style-name="L1">
              <text:list-header>
                <text:p text:style-name="P17"><text:span text:style-name="T1">1. </text:span>Tener contactos ya almacenados en el sistema</text:p>
                <text:p text:style-name="P30">2. Haber ejecutado una búsqueda de contacto en la agenda y haber encontrado coincidencias</text:p>
                <text:p text:style-name="P30">3. Haber seleccionado cual de las coincidencias en la búsqueda es la que queremos imprimir</text:p>
              </text:list-header>
            </text:list>
          </table:table-cell>
        </table:table-row>
        <table:table-row>
          <table:table-cell table:style-name="Tabla2.A2" office:value-type="string">
            <text:p text:style-name="P33">FLUJO</text:p>
            <text:list xml:id="list550668539341055391" text:style-name="L7">
              <text:list-header>
                <text:p text:style-name="P29"><text:span text:style-name="T1">1. El caso comienza cuando el administrador ha ejecutado una búsqueda de contacto y se ha seleccionado cual de las coincidencias se imprimirá</text:span></text:p>
              </text:list-header>
            </text:list>
            <text:list xml:id="list7053848968430227584" text:style-name="L8">
              <text:list-header>
                <text:p text:style-name="P24"><text:span text:style-name="T1">2. El sistema toma los datos de dicho contacto en el fichero que usa como base de datos</text:span></text:p>
                <text:p text:style-name="P24"><text:span text:style-name="T1">3. El sistema carga una plantilla HTML vacía y le carga los valores del contacto</text:span></text:p>
                <text:p text:style-name="P24"><text:span text:style-name="T1">4. El sistema guarda dicha plantilla HTML rellena como un archivo temporal</text:span></text:p>
                <text:p text:style-name="P24"><text:span text:style-name="T1">5. El sistema ejecuta el explorador web pasándole como argumento el archivo temporal</text:span></text:p>
                <text:p text:style-name="P24"><text:span text:style-name="T2">6. Se lanzará un navegador web con una ficha de contacto con un formato amigable para el administrador</text:span></text:p>
              </text:list-header>
            </text:list>
          </table:table-cell>
        </table:table-row>
        <table:table-row>
          <table:table-cell table:style-name="Tabla2.A2" office:value-type="string">
            <text:p text:style-name="P33">POSTCONDICIONES</text:p>
            <text:list xml:id="list3866029706808915467" text:style-name="L9">
              <text:list-header>
                <text:p text:style-name="P22"><text:span text:style-name="T1">1. Habrá una hoja de contacto con un formato amigable en el navegador web</text:span></text:p>
                <text:p text:style-name="P27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2.A2" office:value-type="string">
            <text:p text:style-name="P21"><text:span text:style-name="T5">FLUJOS</text:span> <text:span text:style-name="T5">ALTERNATIVOS</text:span></text:p>
            <text:list xml:id="list3145957161898459844" text:style-name="L10">
              <text:list-header>
                <text:p text:style-name="P23"><text:span text:style-name="T3">4.</text:span>B. <text:span text:style-name="T3">Se está visualizando un contacto desde el navegador web porque se ejecutó la agenda en otra terminal y por este motivo no se puede sobrescribir el fichero temporal</text:span></text:p>
                <text:list>
                  <text:list-header>
                    <text:p text:style-name="P28">4.B.1 El sistema aborta el visionado de un contacto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1"/>
      <text:p text:style-name="P4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14">X</text:p>
          </table:table-cell>
          <table:table-cell table:style-name="Tabla4.B1" table:number-columns-spanned="2" office:value-type="string">
            <text:p text:style-name="P15">IMPRIMIR CON FORMATO</text:p>
          </table:table-cell>
          <table:covered-table-cell/>
        </table:table-row>
        <table:table-row table:style-name="Tabla4.2">
          <table:table-cell table:style-name="Tabla4.A2" table:number-columns-spanned="3" office:value-type="string">
            <text:list xml:id="list101124587000670" text:continue-list="list3711371057527455786" text:style-name="L12">
              <text:list-item>
                <text:p text:style-name="P12">Como administrativo quiero <text:span text:style-name="T6">visualizar la información de los contactos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9"><text:span text:style-name="T5">Estimación</text:span>: X</text:p>
          </table:table-cell>
          <table:table-cell table:style-name="Tabla4.A2" table:number-columns-spanned="2" office:value-type="string">
            <text:p text:style-name="P7"/>
          </table:table-cell>
          <table:covered-table-cell/>
        </table:table-row>
        <table:table-row table:style-name="Tabla4.4">
          <table:table-cell table:style-name="Tabla4.A3" office:value-type="string">
            <text:p text:style-name="P9"><text:span text:style-name="T5">Prioridad</text:span>: XXX</text:p>
          </table:table-cell>
          <table:table-cell table:style-name="Tabla4.A3" office:value-type="string">
            <text:p text:style-name="P7"/>
          </table:table-cell>
          <table:table-cell table:style-name="Tabla4.A2" office:value-type="string">
            <text:p text:style-name="P9"><text:span text:style-name="T5">Dependiente de</text:span>: X</text:p>
          </table:table-cell>
        </table:table-row>
        <table:table-row table:style-name="Tabla4.5">
          <table:table-cell table:style-name="Tabla4.A2" table:number-columns-spanned="3" office:value-type="string">
            <text:p text:style-name="P14">PRUEBAS DE ACEPTACIÓN</text:p>
          </table:table-cell>
          <table:covered-table-cell/>
          <table:covered-table-cell/>
        </table:table-row>
        <table:table-row table:style-name="Tabla4.6">
          <table:table-cell table:style-name="Tabla4.A6" table:number-columns-spanned="3" office:value-type="string">
            <text:list xml:id="list131120066612368556" text:style-name="L14">
              <text:list-item>
                <text:p text:style-name="P5">Ejecutar la orden de impresión con formato y comprobar que se abre el navegador web con los datos de contacto</text:p>
              </text:list-item>
              <text:list-item>
                <text:p text:style-name="P3">Comprobar que los datos del contacto ofrecidos en el navegador web son correctos</text:p>
              </text:list-item>
              <text:list-item>
                <text:p text:style-name="P3">Ejecutar la orden de impresión existiendo otro contacto abierto y comprobar que el sistema indica error</text:p>
              </text:list-item>
            </text:list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2T09:02:24.337488907</meta:creation-date>
    <dc:date>2014-11-12T10:09:38.664162214</dc:date>
    <dc:creator>grego </dc:creator>
    <meta:editing-duration>PT51M</meta:editing-duration>
    <meta:editing-cycles>7</meta:editing-cycles>
    <meta:generator>LibreOffice/4.2.6.3$Linux_X86_64 LibreOffice_project/420m0$Build-3</meta:generator>
    <meta:document-statistic meta:table-count="4" meta:image-count="0" meta:object-count="0" meta:page-count="4" meta:paragraph-count="65" meta:word-count="638" meta:character-count="3777" meta:non-whitespace-character-count="3211"/>
  </office:meta>
</office:document-meta>
</file>